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1ab19" officeooo:paragraph-rsid="0011ab19" style:font-weight-asian="normal" style:font-weight-complex="normal"/>
    </style:style>
    <style:style style:name="P2" style:family="paragraph" style:parent-style-name="Standard">
      <style:text-properties fo:font-weight="normal" officeooo:rsid="001092a4" officeooo:paragraph-rsid="001092a4" style:font-weight-asian="normal" style:font-weight-complex="normal"/>
    </style:style>
    <style:style style:name="P3" style:family="paragraph" style:parent-style-name="Standard">
      <style:text-properties fo:font-weight="normal" officeooo:rsid="001092a4" officeooo:paragraph-rsid="001092a4" style:font-weight-asian="normal" style:font-weight-complex="normal"/>
    </style:style>
    <style:style style:name="P4" style:family="paragraph" style:parent-style-name="Standard">
      <style:text-properties fo:font-weight="normal" officeooo:rsid="0011ab19" officeooo:paragraph-rsid="0011ab19" style:font-weight-asian="normal" style:font-weight-complex="normal"/>
    </style:style>
    <style:style style:name="P5" style:family="paragraph" style:parent-style-name="Standard">
      <style:text-properties fo:font-weight="normal" officeooo:rsid="001b5a69" officeooo:paragraph-rsid="001b5a69" style:font-weight-asian="normal" style:font-weight-complex="normal"/>
    </style:style>
    <style:style style:name="T1" style:family="text">
      <style:text-properties officeooo:rsid="0011ab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GORITMO PARA RESOLVER DIVISIONES <text:s/>DE POLINOMIOS</text:p>
      <text:p text:style-name="P5"/>
      <text:p text:style-name="P2">Paso 1. Arreglar tanto el dividendo como el divisor con orden de potencias descendentes <text:span text:style-name="T1">de una variable en común, dejando un espacio para cualquier potencia faltante, de la variable en el dividendo.</text:span></text:p>
      <text:p text:style-name="P2"/>
      <text:p text:style-name="P1">Paso 2.Dividir el primer término del dividendo por el primer término del divisor. Esto nos dará como resultado el primer término del cociente.</text:p>
      <text:p text:style-name="P1"/>
      <text:p text:style-name="P1">Paso 3.Multiplicar el divisor por el primer término del cociente y sustraer del resultado al dividendo. </text:p>
      <text:p text:style-name="P1"/>
      <text:p text:style-name="P1">Paso 4.Considerar al resultado en el paso anterior como el nuevo dividendo y repetir los pasos 2 y 3 para determinar el segundo término del cociente.</text:p>
      <text:p text:style-name="P1"/>
      <text:p text:style-name="P1">Paso 5.Continuar con el proceso hasta que se obtenga un residuo que sea cero o de grado menor que el grado del divis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2:31:50.441000000</meta:creation-date>
    <dc:date>2019-04-18T12:34:58.780000000</dc:date>
    <meta:editing-duration>PT3M8S</meta:editing-duration>
    <meta:editing-cycles>1</meta:editing-cycles>
    <meta:document-statistic meta:table-count="0" meta:image-count="0" meta:object-count="0" meta:page-count="1" meta:paragraph-count="6" meta:word-count="126" meta:character-count="761" meta:non-whitespace-character-count="639"/>
    <meta:generator>LibreOffice/6.1.1.2$Windows_X86_64 LibreOffice_project/5d19a1bfa650b796764388cd8b33a5af1f5baa1b</meta:generator>
  </office:meta>
</office:document-meta>
</file>